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_1.B18">
          <table:help-message table:display="true"/>
          <table:error-message table:message-type="stop" table:display="true"/>
        </table:content-validation>
      </table:content-validations>
      <table:table table:name="Template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UseCase Name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General comments and notes describing the use case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3" office:value-type="string" calcext:value-type="string" table:number-columns-spanned="1" table:number-rows-spanned="2">
            <text:p>Formal, sequential descriptions of the steps taken to carry out the use case, or the flow of events that occur during a Use Case instance. These can include multiple scenarios, to cater for exceptional circumstances and alternative processing paths. These are usually created in text and correspond to a textual representation of the Sequence Diagram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Pre-conditions that must have already occurred or be in place before the use case is run; for example, &lt;create order&gt; must precede &lt;modify order&gt;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Post-conditions that must be true once the Use Case is complete; for example, &lt;order is modified and consistent&gt;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7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table:number-columns-spanned="1" table:number-rows-spann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Visualizar construções na linha de montagem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O Ator visualiza uma lista das construções que estejam na linha de montagem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office:value-type="string" calcext:value-type="string" table:number-columns-spanned="1" table:number-rows-spanned="2">
            <text:p><text:span text:style-name="T1">Cenário 1: </text:span>O Martim visualiza as construções da linha de montagem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Ator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Ator visualiza lista de construções que estejam na linha de montagem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1. Ator solicita visualização das construções que estejam na linha de montagem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2. Sistema acede à lista de construções que estejam na linha de montagem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3. Sistema mostra lista de construções que estejam na linha de montagem.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86P0" style:volatile="true"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time-style style:name="N179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39">
      <number:month/>
      <number:text>/</number:text>
      <number:day/>
      <number:text>/</number:text>
      <number:year number:style="long"/>
    </number:date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8P0"/>
    </number:currency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89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date-style style:name="N159">
      <number:day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hours/>
      <number:text>:</number:text>
      <number:minutes number:style="long"/>
      <number:text> </number:text>
      <number:am-pm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6">
      <number:hours/>
      <number:text>:</number:text>
      <number:minutes number:style="long"/>
    </number:time-style>
    <number:date-style style:name="N16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8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8:44:36.942512066</dc:date>
    <meta:generator>LibreOffice/7.3.7.2$Linux_X86_64 LibreOffice_project/30$Build-2</meta:generator>
    <meta:editing-duration>PT3H50M</meta:editing-duration>
    <meta:editing-cycles>40</meta:editing-cycles>
    <meta:document-statistic meta:table-count="3" meta:cell-count="46" meta:object-count="0"/>
    <meta:user-defined meta:name="AppVersion">16.0300</meta:user-defined>
  </office:meta>
</office:document-meta>
</file>